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32pt" style:font-size-asian="32pt" style:font-size-complex="32pt"/>
    </style:style>
    <style:style style:name="P2" style:parent-style-name="Standard" style:family="paragraph">
      <style:paragraph-properties fo:text-align="center"/>
      <style:text-properties fo:font-weight="bold" style:font-weight-asian="bold" style:font-weight-complex="bold" fo:font-size="32pt" style:font-size-asian="32pt" style:font-size-complex="32pt"/>
    </style:style>
    <style:style style:name="P3" style:parent-style-name="Standard" style:family="paragraph">
      <style:paragraph-properties fo:text-align="center"/>
      <style:text-properties fo:font-weight="bold" style:font-weight-asian="bold" style:font-weight-complex="bold" fo:font-size="32pt" style:font-size-asian="32pt" style:font-size-complex="32pt"/>
    </style:style>
    <style:style style:name="P4" style:parent-style-name="Standard" style:family="paragraph">
      <style:paragraph-properties fo:text-align="center"/>
      <style:text-properties fo:font-weight="bold" style:font-weight-asian="bold" style:font-weight-complex="bold" fo:font-size="32pt" style:font-size-asian="32pt" style:font-size-complex="32pt"/>
    </style:style>
    <style:style style:name="P5" style:parent-style-name="Standard" style:family="paragraph">
      <style:paragraph-properties fo:text-align="center"/>
      <style:text-properties fo:font-weight="bold" style:font-weight-asian="bold" style:font-weight-complex="bold" fo:font-size="32pt" style:font-size-asian="32pt" style:font-size-complex="32pt"/>
    </style:style>
    <style:style style:name="P6" style:parent-style-name="Standard" style:family="paragraph">
      <style:paragraph-properties fo:text-align="center"/>
      <style:text-properties fo:font-weight="bold" style:font-weight-asian="bold" style:font-weight-complex="bold" fo:font-size="32pt" style:font-size-asian="32pt" style:font-size-complex="32pt"/>
    </style:style>
    <style:style style:name="P7" style:parent-style-name="Standard" style:family="paragraph">
      <style:paragraph-properties fo:text-align="center"/>
      <style:text-properties fo:font-weight="bold" style:font-weight-asian="bold" style:font-weight-complex="bold" fo:font-size="32pt" style:font-size-asian="32pt" style:font-size-complex="32pt"/>
    </style:style>
    <style:style style:name="P8" style:parent-style-name="Standard" style:family="paragraph">
      <style:paragraph-properties fo:text-align="center"/>
      <style:text-properties fo:font-weight="bold" style:font-weight-asian="bold" style:font-weight-complex="bold" fo:font-size="32pt" style:font-size-asian="32pt" style:font-size-complex="32pt"/>
    </style:style>
    <style:style style:name="P9" style:parent-style-name="Standard" style:family="paragraph">
      <style:paragraph-properties fo:text-align="center"/>
      <style:text-properties fo:font-weight="bold" style:font-weight-asian="bold" style:font-weight-complex="bold" fo:font-size="32pt" style:font-size-asian="32pt" style:font-size-complex="32pt"/>
    </style:style>
    <style:style style:name="P10" style:parent-style-name="Standard" style:family="paragraph">
      <style:paragraph-properties fo:text-align="center"/>
      <style:text-properties fo:font-weight="bold" style:font-weight-asian="bold" style:font-weight-complex="bold" fo:font-size="32pt" style:font-size-asian="32pt" style:font-size-complex="32pt"/>
    </style:style>
    <style:style style:name="P11" style:parent-style-name="Standard" style:family="paragraph">
      <style:paragraph-properties fo:text-align="center"/>
      <style:text-properties fo:font-weight="bold" style:font-weight-asian="bold" style:font-weight-complex="bold" fo:font-size="32pt" style:font-size-asian="32pt" style:font-size-complex="32pt"/>
    </style:style>
    <style:style style:name="P12" style:parent-style-name="Standard" style:family="paragraph">
      <style:paragraph-properties fo:text-align="center"/>
      <style:text-properties fo:font-weight="bold" style:font-weight-asian="bold" style:font-weight-complex="bold" fo:font-size="24pt" style:font-size-asian="24pt" style:font-size-complex="24pt"/>
    </style:style>
    <style:style style:name="P13" style:parent-style-name="Standard" style:family="paragraph">
      <style:paragraph-properties fo:text-align="center"/>
      <style:text-properties fo:font-weight="bold" style:font-weight-asian="bold" style:font-weight-complex="bold" fo:font-size="24pt" style:font-size-asian="24pt" style:font-size-complex="24pt"/>
    </style:style>
    <style:style style:name="P14" style:parent-style-name="Standard" style:family="paragraph">
      <style:paragraph-properties fo:text-align="center"/>
      <style:text-properties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weight="bold" style:font-weight-asian="bold" style:font-weight-complex="bold" fo:font-size="32pt" style:font-size-asian="32pt" style:font-size-complex="32pt"/>
    </style:style>
    <style:style style:name="P16" style:parent-style-name="Standard" style:family="paragraph">
      <style:paragraph-properties fo:text-align="center"/>
      <style:text-properties fo:font-weight="bold" style:font-weight-asian="bold" style:font-weight-complex="bold" fo:font-size="32pt" style:font-size-asian="32pt" style:font-size-complex="32pt"/>
    </style:style>
    <style:style style:name="P17" style:parent-style-name="Standard" style:family="paragraph">
      <style:paragraph-properties fo:text-align="center"/>
      <style:text-properties fo:font-weight="bold" style:font-weight-asian="bold" style:font-weight-complex="bold" fo:font-size="32pt" style:font-size-asian="32pt" style:font-size-complex="32pt"/>
    </style:style>
    <style:style style:name="P18" style:parent-style-name="Standard" style:family="paragraph">
      <style:paragraph-properties fo:text-align="center"/>
      <style:text-properties fo:font-weight="bold" style:font-weight-asian="bold" style:font-weight-complex="bold" fo:font-size="32pt" style:font-size-asian="32pt" style:font-size-complex="32pt"/>
    </style:style>
    <style:style style:name="P19" style:parent-style-name="Standard" style:family="paragraph">
      <style:paragraph-properties fo:break-before="page"/>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paragraph-properties fo:break-before="page"/>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paragraph-properties fo:break-before="page"/>
      <style:text-properties fo:font-weight="bold" style:font-weight-asian="bold" style:font-weight-complex="bold"/>
    </style:style>
    <style:style style:name="P27" style:parent-style-name="Standard" style:list-style-name="LFO1" style:family="paragraph"/>
    <style:style style:name="P28" style:parent-style-name="Standard" style:list-style-name="LFO1" style:family="paragraph"/>
    <style:style style:name="P29" style:parent-style-name="Standard" style:list-style-name="LFO1" style:family="paragraph"/>
    <style:style style:name="P30" style:parent-style-name="Standard" style:list-style-name="LFO1" style:family="paragraph"/>
    <style:style style:name="P31" style:parent-style-name="Standard" style:list-style-name="LFO1" style:family="paragraph"/>
    <style:style style:name="P32" style:parent-style-name="Standard" style:list-style-name="LFO1" style:family="paragraph"/>
    <style:style style:name="P33" style:parent-style-name="Standard" style:list-style-name="LFO1" style:family="paragraph"/>
    <style:style style:name="P34" style:parent-style-name="Standard" style:list-style-name="LFO1" style:family="paragraph"/>
    <style:style style:name="P35" style:parent-style-name="Standard" style:list-style-name="LFO1" style:family="paragraph"/>
    <style:style style:name="P36" style:parent-style-name="Standard" style:family="paragraph">
      <style:paragraph-properties fo:break-before="page"/>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T42" style:parent-style-name="DefaultParagraphFont" style:family="text">
      <style:text-properties style:text-position="super 66.6%"/>
    </style:style>
    <style:style style:name="P43" style:parent-style-name="Standard" style:list-style-name="LFO2" style:family="paragraph"/>
    <style:style style:name="P44" style:parent-style-name="Standard" style:list-style-name="LFO2" style:family="paragraph"/>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Standard" style:list-style-name="LFO2" style:family="paragraph"/>
    <style:style style:name="P48" style:parent-style-name="Standard" style:list-style-name="LFO2" style:family="paragraph"/>
    <style:style style:name="P49" style:parent-style-name="Standard" style:list-style-name="LFO3" style:family="paragraph"/>
    <style:style style:name="P50" style:parent-style-name="Standard" style:list-style-name="LFO3" style:family="paragraph"/>
    <style:style style:name="P51" style:parent-style-name="Standard" style:list-style-name="LFO3" style:family="paragraph"/>
    <style:style style:name="P52" style:parent-style-name="Standard" style:list-style-name="LFO4" style:family="paragraph"/>
    <style:style style:name="P53" style:parent-style-name="Standard" style:family="paragraph">
      <style:paragraph-properties fo:margin-left="0.5in">
        <style:tab-stops/>
      </style:paragraph-properties>
    </style:style>
    <style:style style:name="P54" style:parent-style-name="Standard" style:list-style-name="LFO4" style:family="paragraph"/>
    <style:style style:name="P55" style:parent-style-name="Standard" style:family="paragraph">
      <style:paragraph-properties fo:margin-left="0.5in">
        <style:tab-stops/>
      </style:paragraph-properties>
    </style:style>
    <style:style style:name="P56" style:parent-style-name="Standard" style:list-style-name="LFO4" style:family="paragraph"/>
    <style:style style:name="P57" style:parent-style-name="Standard" style:family="paragraph">
      <style:paragraph-properties fo:margin-left="0.5in">
        <style:tab-stops/>
      </style:paragraph-properties>
    </style:style>
    <style:style style:name="P58" style:parent-style-name="Standard" style:list-style-name="LFO4" style:family="paragraph"/>
    <style:style style:name="P59" style:parent-style-name="Standard" style:list-style-name="LFO4" style:family="paragraph"/>
    <style:style style:name="P60" style:parent-style-name="Standard" style:family="paragraph">
      <style:paragraph-properties fo:margin-left="0.5in">
        <style:tab-stops/>
      </style:paragraph-properties>
    </style:style>
    <style:style style:name="P61" style:parent-style-name="Standard" style:list-style-name="LFO4" style:family="paragraph"/>
    <style:style style:name="P62" style:parent-style-name="Standard" style:family="paragraph">
      <style:text-properties fo:font-weight="bold" style:font-weight-asian="bold" style:font-weight-complex="bold"/>
    </style:style>
    <style:style style:name="P63" style:parent-style-name="Standard" style:list-style-name="LFO5" style:family="paragraph"/>
    <style:style style:name="P64" style:parent-style-name="Standard" style:list-style-name="LFO5" style:family="paragraph"/>
    <style:style style:name="P65" style:parent-style-name="Standard" style:list-style-name="LFO5" style:family="paragraph"/>
    <style:style style:name="P66" style:parent-style-name="Standard" style:list-style-name="LFO5" style:family="paragraph"/>
    <style:style style:name="P67" style:parent-style-name="Standard" style:list-style-name="LFO5" style:family="paragraph"/>
    <style:style style:name="P68" style:parent-style-name="Standard" style:list-style-name="LFO5" style:family="paragraph"/>
    <style:style style:name="P69" style:parent-style-name="Standard" style:list-style-name="LFO6" style:family="paragraph"/>
    <style:style style:name="P70" style:parent-style-name="Standard" style:list-style-name="LFO7" style:family="paragraph"/>
    <style:style style:name="P71" style:parent-style-name="Standard" style:list-style-name="LFO7" style:family="paragraph"/>
    <style:style style:name="P72" style:parent-style-name="Standard" style:family="paragraph">
      <style:paragraph-properties fo:break-before="page"/>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T80" style:parent-style-name="DefaultParagraphFont" style:family="text">
      <style:text-properties fo:color="#C9211E"/>
    </style:style>
    <style:style style:name="T81" style:parent-style-name="DefaultParagraphFont" style:family="text">
      <style:text-properties fo:color="#000000"/>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style:text-position="super 66.6%"/>
    </style:style>
    <style:style style:name="T84" style:parent-style-name="DefaultParagraphFont" style:family="text">
      <style:text-properties style:text-position="super 66.6%"/>
    </style:style>
    <style:style style:name="T85" style:parent-style-name="DefaultParagraphFont" style:family="text">
      <style:text-properties style:text-position="super 66.6%"/>
    </style:style>
  </office:automatic-styles>
  <office:body>
    <office:text text:use-soft-page-breaks="true">
      <text:p text:style-name="P1"/>
      <text:p text:style-name="P2"/>
      <text:p text:style-name="P3"/>
      <text:p text:style-name="P4"/>
      <text:p text:style-name="P5"/>
      <text:p text:style-name="P6"/>
      <text:p text:style-name="P7"/>
      <text:p text:style-name="P8">Manual Polar Fluorescence Analysis / Leading Pole Detection</text:p>
      <text:p text:style-name="P9">/ Reversal detection</text:p>
      <text:p text:style-name="P10"/>
      <text:p text:style-name="P11"/>
      <text:p text:style-name="P12">Jonathan Schrohe</text:p>
      <text:p text:style-name="P13"/>
      <text:p text:style-name="P14">01.03.2024</text:p>
      <text:p text:style-name="P15"/>
      <text:p text:style-name="P16"/>
      <text:p text:style-name="P17"/>
      <text:p text:style-name="P18"/>
      <text:soft-page-break/>
      <text:p text:style-name="P19">Introduction</text:p>
      <text:p text:style-name="P20"/>
      <text:p text:style-name="Standard">The Program is comprised of three major subunits:</text:p>
      <text:p text:style-name="Standard"/>
      <text:p text:style-name="Standard">1. Fluorescence Analysis: The Program can detect poles of Myxo and evaluate the mean fluorescence intensity there.</text:p>
      <text:p text:style-name="Standard">2. Leading Pole Detection: From the pole intensity values, the program decides the leading pole of a bacterium. If the differences are not sufficient, no leading pole is decided.</text:p>
      <text:p text:style-name="Standard">3. Reversal Detection: A switch in leading poles from one end of the bacteria to the opposite end is scored as a reversal.</text:p>
      <text:p text:style-name="Standard"/>
      <text:p text:style-name="Standard">There are also additional components:</text:p>
      <text:p text:style-name="Standard"/>
      <text:p text:style-name="Standard">4. Fake image creation and analysis</text:p>
      <text:p text:style-name="Standard">5. Comparison of Jean-Baptiste Saulniers (JB)s trajectory-based and Jonathan Schrohes fluorescence-based reversal detection</text:p>
      <text:p text:style-name="Standard"/>
      <text:p text:style-name="Standard">In this document you will find the instructions on how to use the code to do a reversal analysis, but also how to install the program and manage the setting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1">Installation:</text:p>
      <text:p text:style-name="Standard"/>
      <text:p text:style-name="Standard"/>
      <text:p text:style-name="Standard"><text:span text:style-name="T22">Prerequisites</text:span>:</text:p>
      <text:p text:style-name="Standard"/>
      <text:p text:style-name="Standard">- visualize the analysis input and output in ImageJ (via import --&gt; image sequence)</text:p>
      <text:p text:style-name="Standard">- the segmentation is done with the python library omnipose (Ask JB for how to install and use it – the current version did not work for me)</text:p>
      <text:p text:style-name="Standard">- the tracking is done via ImageJ (Ask JB)</text:p>
      <text:p text:style-name="Standard"/>
      <text:p text:style-name="Standard"/>
      <text:p text:style-name="P23">Setup Python Environment</text:p>
      <text:p text:style-name="Standard"/>
      <text:p text:style-name="Standard">1. Download mambaforge</text:p>
      <text:p text:style-name="Standard">2. Create a new environment via the command mamba create -n image_analysis</text:p>
      <text:p text:style-name="Standard">3. Move into that environment via the command mamba activate image_analysis</text:p>
      <text:p text:style-name="Standard">3. download the following packages:</text:p>
      <text:p text:style-name="Standard"/>
      <text:p text:style-name="Standard">mamba install skimage numpy scikit-image pandas matplotlib scipy networkx toolz numba<text:line-break/>mamba install ipykernel <text:s text:c="15"/><text:line-break/>mamba install matplotlib<text:line-break/>mamba install pandas<text:line-break/>mamba install numba<text:line-break/>mamba install Pillow<text:line-break/>mamba install tqdm<text:line-break/>mamba install statsmodels</text:p>
      <text:p text:style-name="Standard"/>
      <text:p text:style-name="Standard">(if multiple things one line does not work, try it in multiple lines)</text:p>
      <text:p text:style-name="Standard"/>
      <text:p text:style-name="Standard"/>
      <text:p text:style-name="P24">Install Jonathans Python Code</text:p>
      <text:p text:style-name="P25"/>
      <text:p text:style-name="Standard">The Python code is publicly available under<text:s/><text:a xlink:href="https://github.com/JonathanSchrohe" office:target-frame-name="_top" xlink:show="replace">https://github.com/JonathanSchrohe</text:a><text:s/>under the name <text:s/>“myxococcus xanthus fluorescent reversal detection”</text:p>
      <text:p text:style-name="Standard"/>
      <text:p text:style-name="Standard"/>
      <text:soft-page-break/>
      <text:p text:style-name="P26">General Settings and Preparations</text:p>
      <text:p text:style-name="Standard"/>
      <text:p text:style-name="Standard">Each components requires specifying different settings in the file settings.py. This file is divided by different sections 1 to 8. Settings apply only if you restart the Kernel. Attention: This removes all the data in your workspace.</text:p>
      <text:p text:style-name="Standard"/>
      <text:p text:style-name="Standard">General settings, which apply for all the subunits have to be applied first.</text:p>
      <text:p text:style-name="Standard"/>
      <text:p text:style-name="Standard">Go to section 1.</text:p>
      <text:list text:style-name="LFO1" text:continue-numbering="true">
        <text:list-item>
          <text:p text:style-name="P27">Specify the different paths: It should be most convenient to keep the given structure of the directories, although it is not mandatory for most directories.</text:p>
          <text:list text:continue-numbering="true">
            <text:list-item>
              <text:p text:style-name="P28">path_program_dir: Path of the main directory Fluorescence_Analysis</text:p>
            </text:list-item>
            <text:list-item>
              <text:p text:style-name="P29">path_tracking: Path of the tracking dataframe</text:p>
            </text:list-item>
            <text:list-item>
              <text:p text:style-name="P30">path_output_dir: Path of the output directory</text:p>
            </text:list-item>
            <text:list-item>
              <text:p text:style-name="P31">path_seg_dir: Path of the segmentation image folder</text:p>
            </text:list-item>
            <text:list-item>
              <text:p text:style-name="P32">path_fluo_dir: Path of the fluorescence image folder</text:p>
            </text:list-item>
          </text:list>
        </text:list-item>
        <text:list-item>
          <text:p text:style-name="P33">Set constants:</text:p>
          <text:list text:continue-numbering="true">
            <text:list-item>
              <text:p text:style-name="P34">width: expected width of bacteria in um, 0.7 um for Myxo</text:p>
            </text:list-item>
            <text:list-item>
              <text:p text:style-name="P35">pcf: ratio of micrometer per pixel, e.g. 0.0646028 for the microscope I used</text:p>
            </text:list-item>
          </text:list>
        </text:list-item>
      </text:list>
      <text:p text:style-name="Standard"/>
      <text:p text:style-name="Standard">Prepare segmentation Images with Omnipose and a tracking Dataframe with ImageJ (ask JB for details)</text:p>
      <text:p text:style-name="Standard"/>
      <text:p text:style-name="Standard"><text:s/></text:p>
      <text:p text:style-name="Standard"/>
      <text:p text:style-name="Standard"/>
      <text:p text:style-name="Standard"/>
      <text:p text:style-name="Standard"/>
      <text:soft-page-break/>
      <text:p text:style-name="P36">Main Applications:</text:p>
      <text:p text:style-name="P37"/>
      <text:p text:style-name="P38">Fluorescence Analysis and Leading Pole detection:</text:p>
      <text:p text:style-name="Standard"/>
      <text:p text:style-name="Standard">Settings (Mandatory):</text:p>
      <text:list text:style-name="LFO2" text:continue-numbering="true">
        <text:list-item>
          <text:p text:style-name="P39">Don’t forget to have the general settings set, see previous section.</text:p>
        </text:list-item>
        <text:list-item>
          <text:p text:style-name="P40">Go to section 5 in settings.py and select which which parts of the movie to analyse:</text:p>
          <text:list text:continue-numbering="true">
            <text:list-item>
              <text:p text:style-name="P41">frame_end: Until which frame should the analysis run? Select end frame number or “all” (sometimes all does not work, prefer 1<text:span text:style-name="T42">st</text:span><text:s/>method for longer movies)</text:p>
            </text:list-item>
            <text:list-item>
              <text:p text:style-name="P43">Step_frames: Select the spacing between the frame numbers. Fluorescent images are often taken every fifth frame compared to the phase contrast images, in this case enter 5.</text:p>
            </text:list-item>
          </text:list>
        </text:list-item>
        <text:list-item>
          <text:p text:style-name="P44">You could<text:s/><text:span text:style-name="T45">change parameters for the fluorescence detection</text:span>, but it is mostly<text:s/><text:span text:style-name="T46">not necessary</text:span>. The most important parameter pole_on_thresh is automatically estimated.<text:s/>If you want to go into details when the program excludes bacteria (e.g. too close to the boundary or short skeletons) you can read into the parameters. The only thing you might ever change is the lead_pole_factor, for application case 2.</text:p>
          <text:list text:continue-numbering="true">
            <text:list-item>
              <text:p text:style-name="P47">frame_end: Set an arbitrary end, shorter or equal to that from the analysis</text:p>
            </text:list-item>
            <text:list-item>
              <text:p text:style-name="P48">step_frames: Has to match that of the analysis</text:p>
            </text:list-item>
          </text:list>
        </text:list-item>
      </text:list>
      <text:p text:style-name="Standard"/>
      <text:p text:style-name="Standard">Prepare Input:</text:p>
      <text:list text:style-name="LFO3" text:continue-numbering="true">
        <text:list-item>
          <text:p text:style-name="P49">Provide Segmentation images with omnipose and put it into the specified directory</text:p>
        </text:list-item>
        <text:list-item>
          <text:p text:style-name="P50">Provide Fluorescent images into specified directory</text:p>
        </text:list-item>
        <text:list-item>
          <text:p text:style-name="P51">The program has a function to automatically renumber<text:s/>images,<text:s/>checking different cases. Don’t worry about that yet, it should be done by the program upon first execution.</text:p>
        </text:list-item>
      </text:list>
      <text:p text:style-name="Standard"/>
      <text:p text:style-name="Standard">Run the analysis (go to main.py):</text:p>
      <text:list text:style-name="LFO4" text:continue-numbering="true">
        <text:list-item>
          <text:p text:style-name="P52">Run 1st cell Parameter_estimation_short to obtain an estimate of pole_on_thresh, the most important parameter.<text:s/></text:p>
        </text:list-item>
      </text:list>
      <text:p text:style-name="P53">This is the only cell that has to be run first, although you could also manually set the pole_on_thresh by entering a value in cell 2 (settings_dict_fluo_detec["pole_on_thresh"]<text:s/>= …). All the next cells can be run independently, as they take their information from saved dataframes.</text:p>
      <text:list text:style-name="LFO4" text:continue-numbering="true">
        <text:list-item>
          <text:p text:style-name="P54">Run 2nd cell Fluorescence Analysis.</text:p>
        </text:list-item>
      </text:list>
      <text:p text:style-name="P55">Dataframe fluo_analysis written. Contains pole coordinates, mean pole intensities and error messages for excluded bacteria (e.g. if they are too close to the boundary). Supplementary information written into dataframe supplementary.</text:p>
      <text:list text:style-name="LFO4" text:continue-numbering="true">
        <text:list-item>
          <text:p text:style-name="P56">Run 3rd cell Leading Pole Detection</text:p>
        </text:list-item>
      </text:list>
      <text:p text:style-name="P57">leading pole added to dataframe<text:s/>fluo_analysis</text:p>
      <text:list text:style-name="LFO4" text:continue-numbering="true">
        <text:list-item>
          <text:p text:style-name="P58">Optional: If you want to plot the first estimate, run 4th cell</text:p>
        </text:list-item>
        <text:list-item>
          <text:p text:style-name="P59">To increase the accuracy, run cells 5,6,7.<text:s/></text:p>
        </text:list-item>
      </text:list>
      <text:p text:style-name="P60">The pollution by neighbouring poles is removed, the pole_on_thresh re-estimated and a new reversal detection done (multiple iterations). →The corrected fluorescence detection is written into the dataframe fluo_analysis_corrected and pollution information written into pollution_info.</text:p>
      <text:list text:style-name="LFO4" text:continue-numbering="true">
        <text:list-item>
          <text:p text:style-name="P61">Optional: Plot final fluorescence analysis with cell 8.</text:p>
        </text:list-item>
      </text:list>
      <text:p text:style-name="Standard"/>
      <text:p text:style-name="Standard"><text:line-break/></text:p>
      <text:p text:style-name="Standard"/>
      <text:soft-page-break/>
      <text:p text:style-name="P62">Reversal analysis:</text:p>
      <text:p text:style-name="Standard"/>
      <text:p text:style-name="Standard">Settings (Mandatory):</text:p>
      <text:list text:style-name="LFO5" text:continue-numbering="true">
        <text:list-item>
          <text:p text:style-name="P63">Go to section 7 in settings.py:</text:p>
          <text:list text:continue-numbering="true">
            <text:list-item>
              <text:p text:style-name="P64">choice_filter_out_short_reversals: specify weather you want to filter out very short reversals</text:p>
            </text:list-item>
            <text:list-item>
              <text:p text:style-name="P65">forbidden_frame_distance_factor: specify the min. time between reversals, factor = 3 means that with step_frames = 5, you would set 15 frames as the min. time between reversals</text:p>
            </text:list-item>
          </text:list>
        </text:list-item>
        <text:list-item>
          <text:p text:style-name="P66">Go to section 8 in settings.py</text:p>
          <text:list text:continue-numbering="true">
            <text:list-item>
              <text:p text:style-name="P67">frame_end</text:p>
            </text:list-item>
            <text:list-item>
              <text:p text:style-name="P68">step_frames → as before</text:p>
            </text:list-item>
          </text:list>
        </text:list-item>
      </text:list>
      <text:p text:style-name="Standard"/>
      <text:p text:style-name="Standard"/>
      <text:p text:style-name="Standard">Prepare Input:</text:p>
      <text:list text:style-name="LFO6" text:continue-numbering="true">
        <text:list-item>
          <text:p text:style-name="P69">Prepare segmentation dataframe with ImageJ and put it into the specified directory</text:p>
        </text:list-item>
      </text:list>
      <text:p text:style-name="Standard"/>
      <text:p text:style-name="Standard">Run the analysis (go to main.py):</text:p>
      <text:list text:style-name="LFO7" text:continue-numbering="true">
        <text:list-item>
          <text:p text:style-name="P70">Run cell 9 → new dataframe is created that extends the old one by tracking and reversal information</text:p>
        </text:list-item>
        <text:list-item>
          <text:p text:style-name="P71">Recommended: Visualize leading poles and Reversals with cell 9.</text:p>
        </text:list-item>
      </text:list>
      <text:soft-page-break/>
      <text:p text:style-name="P72">Special Applications</text:p>
      <text:p text:style-name="Standard"/>
      <text:p text:style-name="P73"/>
      <text:p text:style-name="P74">Fluorescence Analysis of few Bacteria for one frame:</text:p>
      <text:p text:style-name="P75"/>
      <text:p text:style-name="Standard">You can analyse only few bacteria for one frame and see in detail how the skeleton was created, where leading poles were detected, over which region the summation was done and which mean pole intensities have been calculated.</text:p>
      <text:p text:style-name="Standard"/>
      <text:p text:style-name="Standard">Settings:</text:p>
      <text:p text:style-name="Standard">go to section 5:</text:p>
      <text:p text:style-name="Standard">plot_single_onoff = “on” instead of “off”</text:p>
      <text:p text:style-name="Standard">select which segmentations IDs to plot by selection_or_all = [ID1, ID2, …] instead of “all”</text:p>
      <text:p text:style-name="Standard">→ restart kernel</text:p>
      <text:p text:style-name="Standard">→ go to main.py and run cells 1 and 2. Attention: You will only see the results of the analysis before corrections were done usually with cells 5,6,7</text:p>
      <text:p text:style-name="Standard"/>
      <text:p text:style-name="Standard">Remark: Does not work right now properly.<text:s/>The program will plot<text:s/>all single<text:s/>non-excluded<text:s/>bacteria and how their skeletons etc work.<text:s/>Still useful to get insight, maybe I will fix it at some point if needed.</text:p>
      <text:p text:style-name="Standard"/>
      <text:p text:style-name="P76"/>
      <text:p text:style-name="P77">Find leading poles of bacteria where each bacteria has different homogenous background noises.</text:p>
      <text:p text:style-name="Standard"/>
      <text:p text:style-name="Standard">The usual strategy of the program to estimate a pole_on_thresh (above which threshold must the intensity be to be considered a leading pole?) becomes meaningless, as bacteria with high background noise but no leading pole will have the same intensity as bacteria with no background noise but one definite leading pole.<text:s/></text:p>
      <text:p text:style-name="Standard">The analysis can still be conducted, by forcing pole_on_thresh = 0 and just using the lead_pole_factor method, checking which pole is brighter. Then just finetune the lead_pole_factor until the program yields the most reasonable results. Skip cell 1, go to cell 2, set <text:s/>settings_dict_fluo_detec["pole_on_thresh"]<text:s/>= 0 instead of the value obtained in parameter estimation and just run. Run cell 3 for leading pole detection and cell 4 for plotting.</text:p>
      <text:p text:style-name="P78"/>
      <text:p text:style-name="Standard"/>
      <text:p text:style-name="P79">Create and Analyse fake images:</text:p>
      <text:p text:style-name="Standard"/>
      <text:p text:style-name="Standard">You can create and analyse a fake image in order to test how well the pole detection works.</text:p>
      <text:p text:style-name="Standard"/>
      <text:p text:style-name="Standard">Go to the very top of the settings and change which_analysis from “normal_analysis” to “fake_image_analysis”.</text:p>
      <text:p text:style-name="Standard">In section 2,<text:span text:style-name="T80"><text:s/></text:span><text:span text:style-name="T81">specify the normal segmentation directory under path_seg_dir_old, and leave path_seg_dir under the input folder structure where there is an extra input folder for the seg images for fake image creation.</text:span></text:p>
      <text:p text:style-name="Standard">In section 3 you could adjust the parameters of the fake image.</text:p>
      <text:p text:style-name="Standard">Go to verification_analyze_fake_image.py and run. You will maybe receive an error message that there is no frame number 2 since you didn’t reset the frame end to zero – you can just ignore this, your fake image will still be created</text:p>
      <text:p text:style-name="Standard"/>
      <text:p text:style-name="Standard"/>
      <text:soft-page-break/>
      <text:p text:style-name="P82">Comparison of fluorescence-based to trajectory-based reversal detector</text:p>
      <text:p text:style-name="Standard"/>
      <text:p text:style-name="Standard">run verification1_compare_mine_vs_jbs_algorithm.py:</text:p>
      <text:p text:style-name="Standard">1<text:span text:style-name="T83">st</text:span><text:s/>cell: does the comparison; 2<text:span text:style-name="T84">nd</text:span><text:s/>cell: plots statistical indicators for comparison for different smoothing parameters, 3<text:span text:style-name="T85">rd</text:span><text:s/>cell: Plots different trajectories to visualize how the comparison worked</text:p>
      <text:p text:style-name="Standard"/>
      <text:p text:style-name="Standard">set smooth_parameter_list in the beginning of that document</text:p>
      <text:p text:style-name="Standard"/>
      <text:p text:style-name="Standard">in the loop, specify the paths of the fluorescence reversal and the trajectory reversal dataframes</text:p>
      <text:p text:style-name="Standard"/>
      <text:p text:style-name="Standard">pay attention that you select the center node, which was x5s in my case.</text:p>
      <text:p text:style-name="Standard"/>
      <text:p text:style-name="Standard">Around line 100, you can specify the constants that are needed for comparison of the two algorithm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Pseudonym 8283676762601846</dc:creator>
    <meta:creation-date>2024-02-29T09:55:00Z</meta:creation-date>
    <dc:date>2024-03-04T11:06:00Z</dc:date>
    <meta:template xlink:href="Normal.dotm" xlink:type="simple"/>
    <meta:editing-cycles>12</meta:editing-cycles>
    <meta:editing-duration>PT0S</meta:editing-duration>
    <meta:document-statistic meta:page-count="8" meta:paragraph-count="19" meta:word-count="1317" meta:character-count="9596" meta:row-count="69" meta:non-whitespace-character-count="8298"/>
  </office:meta>
</office:document-meta>
</file>